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7.239cm" svg:height="2.032cm" svg:x="26.924cm" svg:y="6.477cm">
          <text:p text:style-name="P1">LooseChangePrese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239cm" svg:height="2.032cm" svg:x="41.396cm" svg:y="14.859cm">
          <text:p text:style-name="P1">TransactionDAO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239cm" svg:height="2.032cm" svg:x="41.523cm" svg:y="22.86cm">
          <text:p text:style-name="P1">TransactionDTO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334cm" svg:height="1.905cm" svg:x="49.905cm" svg:y="14.859cm">
          <text:p text:style-name="P1">CategoryDAO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334cm" svg:height="2.032cm" svg:x="50.032cm" svg:y="17.653cm">
          <text:p text:style-name="P1">CategoryDTO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858cm" svg:height="2.159cm" svg:x="41.65cm" svg:y="19.812cm">
          <text:p text:style-name="P1">CachedDTOLis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318cm" svg:x1="45.015cm" svg:y1="16.891cm" svg:x2="45.079cm" svg:y2="19.812cm" draw:start-shape="id1" draw:start-glue-point="2" draw:end-shape="id2" draw:end-glue-point="0" svg:d="M45015 16891v1778h64v1143" svg:viewBox="0 0 65 2922">
          <text:p/>
        </draw:connector>
        <draw:connector draw:style-name="gr2" draw:text-style-name="P1" draw:layer="layout" svg:x1="45.079cm" svg:y1="21.971cm" svg:x2="45.142cm" svg:y2="22.86cm" draw:start-shape="id2" draw:start-glue-point="2" draw:end-shape="id3" draw:end-glue-point="0" svg:d="M45079 21971v444h63v445" svg:viewBox="0 0 64 890">
          <text:p/>
        </draw:connector>
        <draw:connector draw:style-name="gr2" draw:text-style-name="P1" draw:layer="layout" svg:x1="52.572cm" svg:y1="16.764cm" svg:x2="52.699cm" svg:y2="17.653cm" draw:start-shape="id4" draw:start-glue-point="2" draw:end-shape="id5" draw:end-glue-point="0" svg:d="M52572 16764v444h127v445" svg:viewBox="0 0 128 890">
          <text:p/>
        </draw:connector>
        <draw:connector draw:style-name="gr2" draw:text-style-name="P1" draw:layer="layout" svg:x1="34.163cm" svg:y1="7.493cm" svg:x2="52.572cm" svg:y2="14.859cm" draw:start-shape="id6" draw:start-glue-point="1" draw:end-shape="id4" draw:end-glue-point="0" svg:d="M34163 7493h18409v7366" svg:viewBox="0 0 18410 7367">
          <text:p/>
        </draw:connector>
        <draw:connector draw:style-name="gr2" draw:text-style-name="P1" draw:layer="layout" svg:x1="34.163cm" svg:y1="7.493cm" svg:x2="45.015cm" svg:y2="14.859cm" draw:start-shape="id6" draw:start-glue-point="1" draw:end-shape="id1" draw:end-glue-point="0" svg:d="M34163 7493h10852v7366" svg:viewBox="0 0 10853 7367">
          <text:p/>
        </draw:connector>
        <draw:custom-shape draw:style-name="gr1" draw:text-style-name="P1" xml:id="id7" draw:id="id7" draw:layer="layout" svg:width="6.731cm" svg:height="2.159cm" svg:x="48.889cm" svg:y="31.75cm">
          <text:p text:style-name="P1">FileRead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xml:id="id8" draw:id="id8" draw:layer="layout" svg:width="6.985cm" svg:height="2.413cm" svg:x="48.635cm" svg:y="29.083cm">
          <text:p text:style-name="P1">FileWrit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1.396cm" svg:y1="15.875cm" svg:x2="48.889cm" svg:y2="32.829cm" draw:start-shape="id1" draw:start-glue-point="3" draw:end-shape="id7" svg:d="M41396 15875h-502v16954h7995" svg:viewBox="0 0 7996 16955">
          <text:p/>
        </draw:connector>
        <draw:connector draw:style-name="gr2" draw:text-style-name="P1" draw:layer="layout" svg:x1="41.396cm" svg:y1="15.875cm" svg:x2="48.635cm" svg:y2="30.289cm" draw:start-shape="id1" draw:start-glue-point="3" draw:end-shape="id8" draw:end-glue-point="3" svg:d="M41396 15875h-502v14414h7741" svg:viewBox="0 0 7742 14415">
          <text:p/>
        </draw:connector>
        <draw:custom-shape draw:style-name="gr1" draw:text-style-name="P1" xml:id="id9" draw:id="id9" draw:layer="layout" svg:width="7.239cm" svg:height="4.191cm" svg:x="63.113cm" svg:y="29.591cm">
          <text:p text:style-name="P1">DataFile (JSON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5.62cm" svg:y1="30.289cm" svg:x2="63.113cm" svg:y2="31.686cm" draw:start-shape="id8" draw:start-glue-point="1" draw:end-shape="id9" draw:end-glue-point="3" svg:d="M55620 30289h3746v1397h3747" svg:viewBox="0 0 7494 1398">
          <text:p/>
        </draw:connector>
        <draw:connector draw:style-name="gr2" draw:text-style-name="P1" draw:layer="layout" svg:x1="55.62cm" svg:y1="32.829cm" svg:x2="63.113cm" svg:y2="31.686cm" draw:start-shape="id7" draw:start-glue-point="1" draw:end-shape="id9" draw:end-glue-point="3" svg:d="M55620 32829h3746v-1143h3747" svg:viewBox="0 0 7494 1144">
          <text:p/>
        </draw:connector>
        <draw:custom-shape draw:style-name="gr1" draw:text-style-name="P1" xml:id="id11" draw:id="id11" draw:layer="layout" svg:width="7.239cm" svg:height="2.54cm" svg:x="9.779cm" svg:y="15.748cm">
          <text:p text:style-name="P1">RawViewPrese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9.525cm" svg:height="1.651cm" svg:x="6.985cm" svg:y="20.828cm">
          <text:p text:style-name="P1">CategoryComboBox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8.128cm" svg:height="1.651cm" svg:x="8.636cm" svg:y="29.337cm">
          <text:p text:style-name="P1">CommentLineEdit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7.747cm" svg:height="1.778cm" svg:x="8.89cm" svg:y="25.146cm">
          <text:p text:style-name="P1">DoubleSpinBox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6.604cm" svg:height="1.778cm" svg:x="10.16cm" svg:y="27.178cm">
          <text:p text:style-name="P1">DateEdit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1.049cm" svg:height="2.032cm" svg:x="5.588cm" svg:y="22.733cm">
          <text:p text:style-name="P1">TransactionTypeComboBoxDelega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.764cm" svg:y1="30.162cm" svg:x2="17.018cm" svg:y2="17.018cm" draw:start-shape="id10" draw:start-glue-point="1" draw:end-shape="id11" draw:end-glue-point="1" svg:d="M16764 30162h754v-13144h-500" svg:viewBox="0 0 755 13145">
          <text:p/>
        </draw:connector>
        <draw:connector draw:style-name="gr2" draw:text-style-name="P1" draw:layer="layout" svg:x1="16.764cm" svg:y1="28.067cm" svg:x2="17.018cm" svg:y2="17.018cm" draw:start-shape="id12" draw:start-glue-point="1" draw:end-shape="id11" draw:end-glue-point="1" svg:d="M16764 28067h754v-11049h-500" svg:viewBox="0 0 755 11050">
          <text:p/>
        </draw:connector>
        <draw:connector draw:style-name="gr2" draw:text-style-name="P1" draw:layer="layout" svg:x1="16.637cm" svg:y1="26.035cm" svg:x2="17.018cm" svg:y2="17.018cm" draw:start-shape="id13" draw:start-glue-point="1" draw:end-shape="id11" draw:end-glue-point="1" svg:d="M16637 26035h881v-9017h-500" svg:viewBox="0 0 882 9018">
          <text:p/>
        </draw:connector>
        <draw:connector draw:style-name="gr2" draw:text-style-name="P1" draw:layer="layout" svg:x1="16.637cm" svg:y1="23.749cm" svg:x2="17.018cm" svg:y2="17.018cm" draw:start-shape="id14" draw:start-glue-point="1" draw:end-shape="id11" draw:end-glue-point="1" svg:d="M16637 23749h881v-6731h-500" svg:viewBox="0 0 882 6732">
          <text:p/>
        </draw:connector>
        <draw:connector draw:style-name="gr2" draw:text-style-name="P1" draw:layer="layout" svg:x1="16.51cm" svg:y1="21.653cm" svg:x2="17.018cm" svg:y2="17.018cm" draw:start-shape="id15" draw:start-glue-point="1" draw:end-shape="id11" svg:d="M16510 21653h1008v-4635h-500" svg:viewBox="0 0 1009 4636">
          <text:p/>
        </draw:connector>
        <draw:connector draw:style-name="gr2" draw:text-style-name="P1" draw:layer="layout" svg:x1="13.398cm" svg:y1="15.748cm" svg:x2="26.924cm" svg:y2="7.493cm" draw:start-shape="id11" draw:start-glue-point="0" draw:end-shape="id6" draw:end-glue-point="3" svg:d="M13398 15748v-8255h13526" svg:viewBox="0 0 13527 8256">
          <text:p/>
        </draw:connector>
        <draw:custom-shape draw:style-name="gr1" draw:text-style-name="P1" draw:layer="layout" svg:width="9.017cm" svg:height="2.54cm" svg:x="24.13cm" svg:y="22.733cm"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7cm" fo:page-height="1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22:56:10.250382873</meta:creation-date>
    <dc:date>2014-12-01T14:26:02.087001912</dc:date>
    <meta:editing-duration>PT29S</meta:editing-duration>
    <meta:editing-cycles>2</meta:editing-cycles>
    <meta:generator>LibreOffice/4.2.4.2$Linux_X86_64 LibreOffice_project/420m0$Build-2</meta:generator>
    <meta:document-statistic meta:object-count="31"/>
  </office:meta>
</office:document-meta>
</file>